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pNameSpaces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NameSpacesTransformer.endElement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NameSpacesTransform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pNameSpacesTransformer.startElement( String uri , String localName , String qName , 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ipNameSpaces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NameSpacesTransformer.setup( SourceResolver resolver , Map objectModel , String src ,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pNameSpacesTransform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